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d005" officeooo:paragraph-rsid="0008d005"/>
    </style:style>
    <style:style style:name="P2" style:family="paragraph" style:parent-style-name="Standard" style:list-style-name="L1">
      <style:text-properties officeooo:rsid="0008d005" officeooo:paragraph-rsid="0008d005"/>
    </style:style>
    <style:style style:name="P3" style:family="paragraph" style:parent-style-name="Standard" style:list-style-name="L1">
      <style:text-properties officeooo:rsid="000beafe" officeooo:paragraph-rsid="000beafe"/>
    </style:style>
    <style:style style:name="P4" style:family="paragraph" style:parent-style-name="Standard" style:list-style-name="L1">
      <style:text-properties officeooo:rsid="0010fe85" officeooo:paragraph-rsid="0010fe85"/>
    </style:style>
    <style:style style:name="P5" style:family="paragraph" style:parent-style-name="Standard" style:list-style-name="L1">
      <style:text-properties officeooo:rsid="0011d6d9" officeooo:paragraph-rsid="0011d6d9"/>
    </style:style>
    <style:style style:name="P6" style:family="paragraph" style:parent-style-name="Standard" style:list-style-name="L1">
      <style:text-properties officeooo:rsid="0015fe02" officeooo:paragraph-rsid="00251fd3"/>
    </style:style>
    <style:style style:name="P7" style:family="paragraph" style:parent-style-name="Standard" style:list-style-name="L1">
      <style:text-properties officeooo:rsid="001e79df" officeooo:paragraph-rsid="001e79df"/>
    </style:style>
    <style:style style:name="P8" style:family="paragraph" style:parent-style-name="Standard" style:list-style-name="L1">
      <style:text-properties officeooo:rsid="001f6da5" officeooo:paragraph-rsid="001f6da5"/>
    </style:style>
    <style:style style:name="P9" style:family="paragraph" style:parent-style-name="Standard" style:list-style-name="L1">
      <style:text-properties officeooo:rsid="00251fd3" officeooo:paragraph-rsid="00251fd3"/>
    </style:style>
    <style:style style:name="P10" style:family="paragraph" style:parent-style-name="Standard">
      <style:paragraph-properties fo:margin-top="0.0398in" fo:margin-bottom="0.0398in" loext:contextual-spacing="false" fo:line-height="125%"/>
      <style:text-properties fo:font-weight="bold" officeooo:rsid="00294c73" officeooo:paragraph-rsid="00294c73" style:font-weight-asian="bold" style:font-weight-complex="bold"/>
    </style:style>
    <style:style style:name="P11" style:family="paragraph" style:parent-style-name="Table_20_Contents">
      <style:text-properties officeooo:rsid="00294c73" officeooo:paragraph-rsid="00294c73"/>
    </style:style>
    <style:style style:name="T1" style:family="text">
      <style:text-properties officeooo:rsid="0009ec09"/>
    </style:style>
    <style:style style:name="T2" style:family="text">
      <style:text-properties officeooo:rsid="000beafe"/>
    </style:style>
    <style:style style:name="T3" style:family="text">
      <style:text-properties officeooo:rsid="000d7ad6"/>
    </style:style>
    <style:style style:name="T4" style:family="text">
      <style:text-properties officeooo:rsid="0010fe85"/>
    </style:style>
    <style:style style:name="T5" style:family="text">
      <style:text-properties officeooo:rsid="00211485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2409*" fo:start-indent="0in" fo:end-indent="0in"/>
          <style:column style:rel-width="2409*" fo:start-indent="0in" fo:end-indent="0in"/>
          <style:column style:rel-width="2409*" fo:start-indent="0in" fo:end-indent="0in"/>
          <style:column style:rel-width="2411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">DocReg #10001</text:p>
        <text:p text:style-name="P10">DocReg #10002</text:p>
        <text:p text:style-name="P10">DocReg #10003</text:p>
        <text:p text:style-name="P10">DocReg #10004</text:p>
        <text:p text:style-name="P10">DocReg #10005</text:p>
        <text:p text:style-name="P10">DocReg #10006</text:p>
        <text:p text:style-name="P10">DocReg #10007</text:p>
        <text:p text:style-name="P10">DocReg #10008</text:p>
        <text:p text:style-name="P10">DocReg #10009</text:p>
        <text:p text:style-name="P10">DocReg #10010</text:p>
        <text:p text:style-name="P10">DocReg #10011</text:p>
        <text:p text:style-name="P10">DocReg #10012</text:p>
        <text:p text:style-name="P10">DocReg #10013</text:p>
        <text:p text:style-name="P10">DocReg #10014</text:p>
        <text:p text:style-name="P10">DocReg #10015</text:p>
        <text:p text:style-name="P10">DocReg #10016</text:p>
        <text:p text:style-name="P10">DocReg #10017</text:p>
        <text:p text:style-name="P10">DocReg #10018</text:p>
        <text:p text:style-name="P10">DocReg #10019</text:p>
        <text:p text:style-name="P10">DocReg #10020</text:p>
        <text:p text:style-name="P10">DocReg #10021</text:p>
        <text:p text:style-name="P10">DocReg #10022</text:p>
        <text:p text:style-name="P10">DocReg #10023</text:p>
        <text:p text:style-name="P10">DocReg #10024</text:p>
        <text:p text:style-name="P10">DocReg #10025</text:p>
        <text:p text:style-name="P10">DocReg #10026</text:p>
        <text:p text:style-name="P10">DocReg #10027</text:p>
        <text:p text:style-name="P10">DocReg #10028</text:p>
        <text:p text:style-name="P10">DocReg #10029</text:p>
        <text:p text:style-name="P10">DocReg #10030</text:p>
        <text:p text:style-name="P10">DocReg #10031</text:p>
        <text:p text:style-name="P10">DocReg #10032</text:p>
        <text:p text:style-name="P10">DocReg #10033</text:p>
        <text:p text:style-name="P10">DocReg #10034</text:p>
        <text:p text:style-name="P10">DocReg #10035</text:p>
        <text:p text:style-name="P10">DocReg #10036</text:p>
        <text:p text:style-name="P10">DocReg #10037</text:p>
        <text:p text:style-name="P10">DocReg #10038</text:p>
        <text:p text:style-name="P10">DocReg #10039</text:p>
        <text:p text:style-name="P10">DocReg #10040</text:p>
        <text:p text:style-name="P10">DocReg #10041</text:p>
        <text:p text:style-name="P10">DocReg #10042</text:p>
        <text:p text:style-name="P10">DocReg #10043</text:p>
        <text:p text:style-name="P10">DocReg #10044</text:p>
        <text:p text:style-name="P10">DocReg #10045</text:p>
        <text:p text:style-name="P10">DocReg #10046</text:p>
        <text:p text:style-name="P10">DocReg #10047</text:p>
        <text:p text:style-name="P10">DocReg #10048</text:p>
        <text:p text:style-name="P10">DocReg #10049</text:p>
        <text:p text:style-name="P10">DocReg #10050</text:p>
        <text:p text:style-name="P10">DocReg #10051</text:p>
        <text:p text:style-name="P10">DocReg #10052</text:p>
        <text:p text:style-name="P10">DocReg #10053</text:p>
        <text:p text:style-name="P10">DocReg #10054</text:p>
        <text:p text:style-name="P10">DocReg #10055</text:p>
        <text:p text:style-name="P10">DocReg #10056</text:p>
        <text:p text:style-name="P10">DocReg #10057</text:p>
        <text:p text:style-name="P10">DocReg #10058</text:p>
        <text:p text:style-name="P10">DocReg #10059</text:p>
        <text:p text:style-name="P10">DocReg #10060</text:p>
        <text:p text:style-name="P10">DocReg #10061</text:p>
        <text:p text:style-name="P10">DocReg #10062</text:p>
        <text:p text:style-name="P10">DocReg #10063</text:p>
        <text:p text:style-name="P10">DocReg #10064</text:p>
        <text:p text:style-name="P10">DocReg #10065</text:p>
        <text:p text:style-name="P10">DocReg #10066</text:p>
        <text:p text:style-name="P10">DocReg #10067</text:p>
        <text:p text:style-name="P10">DocReg #10068</text:p>
        <text:p text:style-name="P10">DocReg #10069</text:p>
        <text:p text:style-name="P10">DocReg #10070</text:p>
        <text:p text:style-name="P10">DocReg #10071</text:p>
        <text:p text:style-name="P10">DocReg #10072</text:p>
        <text:p text:style-name="P10">DocReg #10073</text:p>
        <text:p text:style-name="P10">DocReg #10074</text:p>
        <text:p text:style-name="P10">DocReg #10075</text:p>
        <text:p text:style-name="P10">DocReg #10076</text:p>
        <text:p text:style-name="P10">DocReg #10077</text:p>
        <text:p text:style-name="P10">DocReg #10078</text:p>
        <text:p text:style-name="P10">DocReg #10079</text:p>
        <text:p text:style-name="P10">DocReg #10080</text:p>
        <text:p text:style-name="P10">DocReg #10081</text:p>
        <text:p text:style-name="P10">DocReg #10082</text:p>
        <text:p text:style-name="P10">DocReg #10083</text:p>
        <text:p text:style-name="P10">DocReg #10084</text:p>
        <text:p text:style-name="P10">DocReg #10085</text:p>
        <text:p text:style-name="P10">DocReg #10086</text:p>
        <text:p text:style-name="P10">DocReg #10087</text:p>
        <text:p text:style-name="P10">DocReg #10088</text:p>
        <text:p text:style-name="P10">DocReg #10089</text:p>
        <text:p text:style-name="P10">DocReg #10090</text:p>
        <text:p text:style-name="P10">DocReg #10091</text:p>
        <text:p text:style-name="P10">DocReg #10092</text:p>
        <text:p text:style-name="P10">DocReg #10093</text:p>
        <text:p text:style-name="P10">DocReg #10094</text:p>
        <text:p text:style-name="P10">DocReg #10095</text:p>
        <text:p text:style-name="P10">DocReg #10096</text:p>
        <text:p text:style-name="P10">DocReg #10097</text:p>
        <text:p text:style-name="P10">DocReg #10098</text:p>
        <text:p text:style-name="P10">DocReg #10099</text:p>
        <text:p text:style-name="P10">DocReg #10100</text:p>
        <text:p text:style-name="P10">DocReg #10101</text:p>
        <text:p text:style-name="P10">DocReg #10102</text:p>
        <text:p text:style-name="P10">DocReg #10103</text:p>
        <text:p text:style-name="P10">DocReg #10104</text:p>
        <text:p text:style-name="P10">DocReg #10105</text:p>
        <text:p text:style-name="P10">DocReg #10106</text:p>
        <text:p text:style-name="P10">DocReg #10107</text:p>
        <text:p text:style-name="P10">DocReg #10108</text:p>
        <text:p text:style-name="P10">DocReg #10109</text:p>
        <text:p text:style-name="P10">DocReg #10110</text:p>
        <text:p text:style-name="P10">DocReg #10111</text:p>
        <text:p text:style-name="P10">DocReg #10112</text:p>
        <text:p text:style-name="P10">DocReg #10113</text:p>
        <text:p text:style-name="P10">DocReg #10114</text:p>
        <text:p text:style-name="P10">DocReg #10115</text:p>
        <text:p text:style-name="P10">DocReg #10116</text:p>
        <text:p text:style-name="P10">DocReg #10117</text:p>
        <text:p text:style-name="P10">DocReg #10118</text:p>
        <text:p text:style-name="P10">DocReg #10119</text:p>
        <text:p text:style-name="P10">DocReg #10120</text:p>
        <text:p text:style-name="P10">DocReg #10121</text:p>
        <text:p text:style-name="P10">DocReg #10122</text:p>
        <text:p text:style-name="P10">DocReg #10123</text:p>
        <text:p text:style-name="P10">DocReg #10124</text:p>
        <text:p text:style-name="P10">DocReg #10125</text:p>
        <text:p text:style-name="P10">DocReg #10126</text:p>
        <text:p text:style-name="P10">DocReg #10127</text:p>
        <text:p text:style-name="P10">DocReg #10128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9.349149684</meta:creation-date>
    <dc:date>2016-07-18T09:02:59.049971083</dc:date>
    <meta:editing-duration>PT50M44S</meta:editing-duration>
    <meta:editing-cycles>13</meta:editing-cycles>
    <meta:generator>LibreOffice/5.1.2.2.0$Linux_X86_64 LibreOffice_project/10m0$Build-2</meta:generator>
    <meta:document-statistic meta:table-count="0" meta:image-count="0" meta:object-count="0" meta:page-count="1" meta:paragraph-count="128" meta:word-count="256" meta:character-count="1664" meta:non-whitespace-character-count="1536"/>
  </office:meta>
</office:document-meta>
</file>